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be0" officeooo:paragraph-rsid="001608f5"/>
    </style:style>
    <style:style style:name="P2" style:family="paragraph" style:parent-style-name="Standard">
      <style:text-properties fo:font-weight="bold" officeooo:rsid="000eebe0" officeooo:paragraph-rsid="000eebe0" style:font-weight-asian="bold" style:font-weight-complex="bold"/>
    </style:style>
    <style:style style:name="P3" style:family="paragraph" style:parent-style-name="Standard">
      <style:text-properties officeooo:rsid="001608f5" officeooo:paragraph-rsid="001608f5"/>
    </style:style>
    <style:style style:name="P4" style:family="paragraph" style:parent-style-name="Standard">
      <style:text-properties officeooo:rsid="001608f5" officeooo:paragraph-rsid="001608f5"/>
    </style:style>
    <style:style style:name="P5" style:family="paragraph" style:parent-style-name="Standard">
      <style:text-properties officeooo:rsid="001608f5" officeooo:paragraph-rsid="0017e388"/>
    </style:style>
    <style:style style:name="P6" style:family="paragraph" style:parent-style-name="Standard">
      <style:text-properties officeooo:rsid="000eebe0" officeooo:paragraph-rsid="0017e388"/>
    </style:style>
    <style:style style:name="P7" style:family="paragraph" style:parent-style-name="Standard">
      <style:text-properties fo:font-weight="bold" officeooo:rsid="0017e388" officeooo:paragraph-rsid="0017e388" style:font-weight-asian="bold" style:font-weight-complex="bold"/>
    </style:style>
    <style:style style:name="P8" style:family="paragraph" style:parent-style-name="Standard">
      <style:text-properties fo:font-weight="bold" officeooo:rsid="000eebe0" officeooo:paragraph-rsid="000eebe0" style:font-weight-asian="bold" style:font-weight-complex="bold"/>
    </style:style>
    <style:style style:name="P9" style:family="paragraph" style:parent-style-name="Standard">
      <style:text-properties fo:font-weight="bold" officeooo:rsid="000eebe0" officeooo:paragraph-rsid="0017e388" style:font-weight-asian="bold" style:font-weight-complex="bold"/>
    </style:style>
    <style:style style:name="P10" style:family="paragraph" style:parent-style-name="Standard">
      <style:text-properties fo:font-weight="bold" officeooo:rsid="001608f5" officeooo:paragraph-rsid="0017e388" style:font-weight-asian="bold" style:font-weight-complex="bold"/>
    </style:style>
    <style:style style:name="P11" style:family="paragraph" style:parent-style-name="Standard">
      <style:text-properties fo:font-weight="bold" officeooo:rsid="0016c96e" officeooo:paragraph-rsid="0017e388" style:font-weight-asian="bold" style:font-weight-complex="bold"/>
    </style:style>
    <style:style style:name="P12" style:family="paragraph" style:parent-style-name="Standard">
      <style:text-properties officeooo:paragraph-rsid="0017e388"/>
    </style:style>
    <style:style style:name="T1" style:family="text">
      <style:text-properties officeooo:rsid="001608f5"/>
    </style:style>
    <style:style style:name="T2" style:family="text">
      <style:text-properties officeooo:rsid="0017e388"/>
    </style:style>
    <style:style style:name="T3" style:family="text">
      <style:text-properties officeooo:rsid="001ab0de"/>
    </style:style>
    <style:style style:name="T4" style:family="text">
      <style:text-properties officeooo:rsid="0017f0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PERIMENT NO : <text:span text:style-name="T1">1</text:span><text:span text:style-name="T3">3</text:span></text:p>
      <text:p text:style-name="P9">NAME : YADHU KRISHNAN P U</text:p>
      <text:p text:style-name="P9">CLASS : S7 CSE<text:line-break/>CLASS NO : 60</text:p>
      <text:p text:style-name="P9">DATE : <text:span text:style-name="T1">05</text:span>-<text:span text:style-name="T1">10</text:span>-2025</text:p>
      <text:p text:style-name="P11"/>
      <text:p text:style-name="P11"><text:span text:style-name="T4">IDENTIFYING CHARACTERS , KEYWORDS , AND OPERATORS</text:span> USING LEX</text:p>
      <text:p text:style-name="P12"/>
      <text:p text:style-name="P5">PROGRAM :<text:line-break/>%{</text:p>
      <text:p text:style-name="P5">#include &lt;stdio.h&gt;</text:p>
      <text:p text:style-name="P5">#include &lt;string.h&gt;</text:p>
      <text:p text:style-name="P5"/>
      <text:p text:style-name="P5">char *keywords[] = {</text:p>
      <text:p text:style-name="P5"><text:s text:c="4"/>"int","if","else","while","for","return","char","float","double","void"</text:p>
      <text:p text:style-name="P5">};</text:p>
      <text:p text:style-name="P5">int n_keywords = sizeof(keywords)/sizeof(keywords[0]);</text:p>
      <text:p text:style-name="P5"/>
      <text:p text:style-name="P5">int is_keyword(char *s) {</text:p>
      <text:p text:style-name="P5"><text:s text:c="4"/>for(int i=0; i&lt;n_keywords; i++)</text:p>
      <text:p text:style-name="P5"><text:s text:c="8"/>if(strcmp(s, keywords[i])==0) return 1;</text:p>
      <text:p text:style-name="P5"><text:s text:c="4"/>return 0;</text:p>
      <text:p text:style-name="P5">}</text:p>
      <text:p text:style-name="P5">%}</text:p>
      <text:p text:style-name="P5"/>
      <text:p text:style-name="P5">%%</text:p>
      <text:p text:style-name="P5"/>
      <text:p text:style-name="P5">"++"|"--"|"=="|"!="|"&lt;="|"&gt;="|"+="|"-="|"="|"&gt;"|"&lt;"|"\+"|"-"|"*"|"/" <text:s/>{ </text:p>
      <text:p text:style-name="P5"><text:s text:c="4"/>printf("operator: %s\n", yytext); </text:p>
      <text:p text:style-name="P5">}</text:p>
      <text:p text:style-name="P5"/>
      <text:p text:style-name="P5">[A-Za-z_][A-Za-z0-9_]* {</text:p>
      <text:p text:style-name="P5"><text:s text:c="4"/>if(is_keyword(yytext))</text:p>
      <text:p text:style-name="P5"><text:s text:c="8"/>printf("keyword: %s\n", yytext);</text:p>
      <text:p text:style-name="P5"><text:s text:c="4"/>else</text:p>
      <text:p text:style-name="P5"><text:s text:c="8"/>printf("identifier: %s\n", yytext);</text:p>
      <text:p text:style-name="P5">}</text:p>
      <text:p text:style-name="P5"/>
      <text:p text:style-name="P5">[ \t\n]+ <text:s text:c="6"/>{ /* ignore whitespace */ }</text:p>
      <text:p text:style-name="P5"/>
      <text:p text:style-name="P5">. <text:s text:c="13"/>{ /* ignore everything else */ }</text:p>
      <text:p text:style-name="P5"/>
      <text:p text:style-name="P5">%%</text:p>
      <text:p text:style-name="P5"/>
      <text:p text:style-name="P5">int yywrap() { return 1; }</text:p>
      <text:p text:style-name="P5"/>
      <text:p text:style-name="P5">int main() {</text:p>
      <text:p text:style-name="P5"><text:s text:c="4"/>FILE *fp = fopen("input_file.c","r");</text:p>
      <text:p text:style-name="P5"><text:s text:c="4"/>if(!fp){ perror("File open failed"); return 1; }</text:p>
      <text:p text:style-name="P5"><text:soft-page-break/><text:s text:c="4"/>yyin = fp;</text:p>
      <text:p text:style-name="P5"><text:s text:c="4"/>yylex();</text:p>
      <text:p text:style-name="P5"><text:s text:c="4"/>fclose(fp);</text:p>
      <text:p text:style-name="P5"><text:s text:c="4"/>return 0;</text:p>
      <text:p text:style-name="P5">}</text:p>
      <text:p text:style-name="P5"/>
      <text:p text:style-name="P5">output :</text:p>
      <text:p text:style-name="P5">csnn28@CSNN28:~/YCSE/yadhu/13$ flex lex2.l</text:p>
      <text:p text:style-name="P5">csnn28@CSNN28:~/YCSE/yadhu/13$ gcc lex.yy.c</text:p>
      <text:p text:style-name="P5">csnn28@CSNN28:~/YCSE/yadhu/13$ ./a.out</text:p>
      <text:p text:style-name="P5">identifier: include</text:p>
      <text:p text:style-name="P5">operator: &lt;</text:p>
      <text:p text:style-name="P5">identifier: stdio</text:p>
      <text:p text:style-name="P5">identifier: h</text:p>
      <text:p text:style-name="P5">operator: &gt;</text:p>
      <text:p text:style-name="P5">identifier: include</text:p>
      <text:p text:style-name="P5">operator: &lt;</text:p>
      <text:p text:style-name="P5">identifier: stdbool</text:p>
      <text:p text:style-name="P5">identifier: h</text:p>
      <text:p text:style-name="P5">operator: &gt;</text:p>
      <text:p text:style-name="P5">keyword: void</text:p>
      <text:p text:style-name="P5">identifier: main</text:p>
      <text:p text:style-name="P5">keyword: int</text:p>
      <text:p text:style-name="P5">identifier: arr</text:p>
      <text:p text:style-name="P5">identifier: n</text:p>
      <text:p text:style-name="P5">identifier: key</text:p>
      <text:p text:style-name="P5">identifier: printf</text:p>
      <text:p text:style-name="P5">identifier: Enter</text:p>
      <text:p text:style-name="P5">identifier: size</text:p>
      <text:p text:style-name="P5">identifier: of</text:p>
      <text:p text:style-name="P5">identifier: array</text:p>
      <text:p text:style-name="P5">csnn28@CSNN28:~/YCSE/yadhu/13$ 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><text:soft-page-break/>EXPERIMENT NO : <text:span text:style-name="T1">1</text:span><text:span text:style-name="T2">4</text:span></text:p>
      <text:p text:style-name="P2">NAME : YADHU KRISHNAN P U</text:p>
      <text:p text:style-name="P2">CLASS : S7 CSE<text:line-break/>CLASS NO : 60</text:p>
      <text:p text:style-name="P2">DATE : <text:span text:style-name="T1">0</text:span><text:span text:style-name="T2">8</text:span>-<text:span text:style-name="T1">10</text:span>-2025</text:p>
      <text:p text:style-name="P2"/>
      <text:p text:style-name="P7">CALC USING YAAC</text:p>
      <text:p text:style-name="Standard"/>
      <text:p text:style-name="P3">PROGRAM :<text:line-break/><text:line-break/></text:p>
      <text:p text:style-name="P6">%{</text:p>
      <text:p text:style-name="P6">#include&lt;stdio.h&gt;</text:p>
      <text:p text:style-name="P6">int flag=0;</text:p>
      <text:p text:style-name="P6">%}</text:p>
      <text:p text:style-name="P6">%token NUMBER</text:p>
      <text:p text:style-name="P6">%left '+' '-'</text:p>
      <text:p text:style-name="P6">%left '*' '/' '%'</text:p>
      <text:p text:style-name="P6">%left '(' ')'</text:p>
      <text:p text:style-name="P6">%%</text:p>
      <text:p text:style-name="P6">ArithmeticExpression: E{printf("output:%d\n",$$);return 0;};</text:p>
      <text:p text:style-name="P6">E:E'+'E {$$=$1+$3;}</text:p>
      <text:p text:style-name="P6">|E'-'E {$$=$1-$3;}</text:p>
      <text:p text:style-name="P6">|E'*'E {$$=$1*$3;}</text:p>
      <text:p text:style-name="P6">|E'/'E {$$=$1/$3;}</text:p>
      <text:p text:style-name="P6">|E'%'E {$$=$1%$3;}</text:p>
      <text:p text:style-name="P6">|'('E')' {$$=$2;}</text:p>
      <text:p text:style-name="P6">| NUMBER {$$=$1;}</text:p>
      <text:p text:style-name="P6">;</text:p>
      <text:p text:style-name="P6">%%</text:p>
      <text:p text:style-name="P6">void main()</text:p>
      <text:p text:style-name="P6">{</text:p>
      <text:p text:style-name="P6">printf("\nEnter the input:\n");</text:p>
      <text:p text:style-name="P6">yyparse();</text:p>
      <text:p text:style-name="P6">if(flag==0)</text:p>
      <text:p text:style-name="P6">printf("Expression is Valid\n");</text:p>
      <text:p text:style-name="P6">}</text:p>
      <text:p text:style-name="P6">void yyerror()</text:p>
      <text:p text:style-name="P6">{</text:p>
      <text:p text:style-name="P6">printf("Expression is invalid\n");</text:p>
      <text:p text:style-name="P6">flag=1;</text:p>
      <text:p text:style-name="P6">}</text:p>
      <text:p text:style-name="P6"/>
      <text:p text:style-name="P6"/>
      <text:p text:style-name="P6">OUTPUT :</text:p>
      <text:p text:style-name="P6"/>
      <text:p text:style-name="P6">Enter the input:</text:p>
      <text:p text:style-name="P6">3*4</text:p>
      <text:p text:style-name="P6">output:12</text:p>
      <text:p text:style-name="P6"><text:soft-page-break/>Expression is Valid</text:p>
      <text:p text:style-name="P6"/>
      <text:p text:style-name="P6"/>
      <text:p text:style-name="P6"/>
      <text:p text:style-name="P6"/>
      <text:p text:style-name="P6"/>
      <text:p text:style-name="P6">//yacc -d Pg13.y</text:p>
      <text:p text:style-name="P6">//lex Pg13.l</text:p>
      <text:p text:style-name="P6">//gcc lex.yy.c y.tab.c -w</text:p>
      <text:p text:style-name="P6">//./a.out</text:p>
      <text:p text:style-name="P6"/>
      <text:p text:style-name="P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4:13:18.983706499</meta:creation-date>
    <dc:date>2025-10-08T14:35:47.313084527</dc:date>
    <meta:editing-duration>PT1H19M1S</meta:editing-duration>
    <meta:editing-cycles>7</meta:editing-cycles>
    <meta:generator>LibreOffice/7.3.7.2$Linux_X86_64 LibreOffice_project/30$Build-2</meta:generator>
    <meta:print-date>2025-10-08T14:26:49.541404036</meta:print-date>
    <meta:document-statistic meta:table-count="0" meta:image-count="0" meta:object-count="0" meta:page-count="4" meta:paragraph-count="113" meta:word-count="284" meta:character-count="2138" meta:non-whitespace-character-count="1869"/>
  </office:meta>
</office:document-meta>
</file>